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302cm"/>
    </style:style>
    <style:style style:name="co2" style:family="table-column">
      <style:table-column-properties fo:break-before="auto" style:column-width="1.002cm"/>
    </style:style>
    <style:style style:name="co3" style:family="table-column">
      <style:table-column-properties fo:break-before="auto" style:column-width="1.03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2.224cm"/>
    </style:style>
    <style:style style:name="co7" style:family="table-column">
      <style:table-column-properties fo:break-before="auto" style:column-width="5.11cm"/>
    </style:style>
    <style:style style:name="co8" style:family="table-column">
      <style:table-column-properties fo:break-before="auto" style:column-width="6.165cm"/>
    </style:style>
    <style:style style:name="co9" style:family="table-column">
      <style:table-column-properties fo:break-before="auto" style:column-width="0.947cm"/>
    </style:style>
    <style:style style:name="co10" style:family="table-column">
      <style:table-column-properties fo:break-before="auto" style:column-width="1.988cm"/>
    </style:style>
    <style:style style:name="co11" style:family="table-column">
      <style:table-column-properties fo:break-before="auto" style:column-width="1.455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4.138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1.834cm"/>
    </style:style>
    <style:style style:name="co18" style:family="table-column">
      <style:table-column-properties fo:break-before="auto" style:column-width="1.753cm"/>
    </style:style>
    <style:style style:name="co19" style:family="table-column">
      <style:table-column-properties fo:break-before="auto" style:column-width="2.835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Language</text:p>
          </table:table-cell>
          <table:table-cell office:value-type="string">
            <text:p>City</text:p>
          </table:table-cell>
          <table:table-cell office:value-type="string">
            <text:p>Address</text:p>
          </table:table-cell>
          <table:table-cell office:value-type="string">
            <text:p>Year</text:p>
          </table:table-cell>
          <table:table-cell office:value-type="string">
            <text:p>Abbr</text:p>
          </table:table-cell>
          <table:table-cell office:value-type="string">
            <text:p>Name</text:p>
          </table:table-cell>
          <table:table-cell office:value-type="string">
            <text:p>Homepag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TuitionDataYear</text:p>
          </table:table-cell>
          <table:table-cell office:value-type="string">
            <text:p>TuitionData</text:p>
          </table:table-cell>
          <table:table-cell office:value-type="string">
            <text:p>KRW</text:p>
          </table:table-cell>
          <table:table-cell office:value-type="string">
            <text:p>USD</text:p>
          </table:table-cell>
          <table:table-cell office:value-type="string">
            <text:p>Email</text:p>
          </table:table-cell>
          <table:table-cell office:value-type="string">
            <text:p>TelConfirm</text:p>
          </table:table-cell>
          <table:table-cell office:value-type="string">
            <text:p>Tel</text:p>
          </table:table-cell>
          <table:table-cell office:value-type="string">
            <text:p>Discount</text:p>
          </table:table-cell>
          <table:table-cell office:value-type="string">
            <text:p>설립형태</text:p>
          </table:table-cell>
          <table:table-cell office:value-type="string">
            <text:p>내국인입학제한</text:p>
          </table:table-cell>
          <table:table-cell office:value-type="string">
            <text:p>설립법인</text:p>
          </table:table-cell>
          <table:table-cell office:value-type="string">
            <text:p>Christian</text:p>
          </table:table-cell>
          <table:table-cell office:value-type="string">
            <text:p>Dorm</text:p>
          </table:table-cell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서대문구 연희동</text:p>
          </table:table-cell>
          <table:table-cell office:value-type="float" office:value="1978">
            <text:p>1978</text:p>
          </table:table-cell>
          <table:table-cell office:value-type="string">
            <text:p>SFS</text:p>
          </table:table-cell>
          <table:table-cell office:value-type="string">
            <text:p>서울외국인학교</text:p>
          </table:table-cell>
          <table:table-cell office:value-type="string">
            <text:p><text:a xlink:href="http://www.seoulforeign.org/">http://www.seoulforeign.org</text:a> 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2015-2016</text:p>
          </table:table-cell>
          <table:table-cell office:value-type="string">
            <text:p>http://www.seoulforeign.org/uploaded/SFSwide/PDFs/TuitFeeSchedule16-17.pdf</text:p>
          </table:table-cell>
          <table:table-cell office:value-type="float" office:value="2025">
            <text:p>2025</text:p>
          </table:table-cell>
          <table:table-cell office:value-type="float" office:value="8770">
            <text:p>8770</text:p>
          </table:table-cell>
          <table:table-cell table:number-columns-repeated="2"/>
          <table:table-cell office:value-type="string">
            <text:p>02-330-3100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강남구 대치동</text:p>
          </table:table-cell>
          <table:table-cell office:value-type="float" office:value="1983">
            <text:p>1983</text:p>
          </table:table-cell>
          <table:table-cell office:value-type="string">
            <text:p>SAIS</text:p>
          </table:table-cell>
          <table:table-cell office:value-type="string">
            <text:p>서울아카데미국제학교</text:p>
          </table:table-cell>
          <table:table-cell office:value-type="string">
            <text:p><text:a xlink:href="http://www.seoulacademy.net/">http://www.seoulacademy.net</text:a> 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2015-2016</text:p>
          </table:table-cell>
          <table:table-cell office:value-type="string">
            <text:p>http://www.seoulacademy.net/fees-and-related-policies.html</text:p>
          </table:table-cell>
          <table:table-cell office:value-type="float" office:value="2550">
            <text:p>2550</text:p>
          </table:table-cell>
          <table:table-cell office:value-type="float" office:value="0">
            <text:p>0</text:p>
          </table:table-cell>
          <table:table-cell office:value-type="string">
            <text:p>sais5541690@hanmail.net</text:p>
          </table:table-cell>
          <table:table-cell table:number-columns-repeated="2" office:value-type="string">
            <text:p>02-554-1690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광진구 구의동</text:p>
          </table:table-cell>
          <table:table-cell office:value-type="float" office:value="1993">
            <text:p>1993</text:p>
          </table:table-cell>
          <table:table-cell office:value-type="string">
            <text:p>KKFS</text:p>
          </table:table-cell>
          <table:table-cell office:value-type="string">
            <text:p>한국켄트외국인학교</text:p>
          </table:table-cell>
          <table:table-cell office:value-type="string">
            <text:p><text:a xlink:href="http://www.kkfs.org/">http://www.kkfs.org</text:a> 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office:value-type="string">
            <text:p>2015-2016</text:p>
          </table:table-cell>
          <table:table-cell office:value-type="string">
            <text:p>http://www.kkfs.org/xe/TuitionFees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string">
            <text:p>kkfs@kkfs.org</text:p>
          </table:table-cell>
          <table:table-cell table:number-columns-repeated="2" office:value-type="string">
            <text:p>02-2201-7091</text:p>
          </table:table-cell>
          <table:table-cell office:value-type="string">
            <text:p>둘째부터 15% discount</text:p>
          </table:table-cell>
          <table:table-cell table:number-columns-repeated="5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용산구 한남동</text:p>
          </table:table-cell>
          <table:table-cell office:value-type="float" office:value="1997">
            <text:p>1997</text:p>
          </table:table-cell>
          <table:table-cell office:value-type="string">
            <text:p>GCFS</text:p>
          </table:table-cell>
          <table:table-cell office:value-type="string">
            <text:p>지구촌기독외국인학교</text:p>
          </table:table-cell>
          <table:table-cell office:value-type="string">
            <text:p><text:a xlink:href="http://www.gcfskorea.org/">http://www.gcfskorea.org</text:a> 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office:value-type="string">
            <text:p>2015-2016</text:p>
          </table:table-cell>
          <table:table-cell office:value-type="string">
            <text:p>http://www.gcfskorea.org/tuition.html</text:p>
          </table:table-cell>
          <table:table-cell office:value-type="float" office:value="950">
            <text:p>950</text:p>
          </table:table-cell>
          <table:table-cell office:value-type="float" office:value="5000">
            <text:p>5000</text:p>
          </table:table-cell>
          <table:table-cell/>
          <table:table-cell table:number-columns-repeated="2" office:value-type="string">
            <text:p>02-797-0234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강남구 개포동</text:p>
          </table:table-cell>
          <table:table-cell office:value-type="float" office:value="1999">
            <text:p>1999</text:p>
          </table:table-cell>
          <table:table-cell office:value-type="string">
            <text:p>KIS</text:p>
          </table:table-cell>
          <table:table-cell office:value-type="string">
            <text:p>한국외국인학교 서울캠퍼스</text:p>
          </table:table-cell>
          <table:table-cell office:value-type="string">
            <text:p><text:a xlink:href="http://kisseoul.org/">http://kisseoul.org</text:a> 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2015-2016</text:p>
          </table:table-cell>
          <table:table-cell office:value-type="string">
            <text:p>http://kisseoul.org/?page_id=4447</text:p>
          </table:table-cell>
          <table:table-cell office:value-type="float" office:value="1689">
            <text:p>1689</text:p>
          </table:table-cell>
          <table:table-cell office:value-type="float" office:value="8370">
            <text:p>8370</text:p>
          </table:table-cell>
          <table:table-cell/>
          <table:table-cell office:value-type="string">
            <text:p>02-3496-0510</text:p>
          </table:table-cell>
          <table:table-cell office:value-type="string">
            <text:p>02-3496-0514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용산구 한남동</text:p>
          </table:table-cell>
          <table:table-cell office:value-type="float" office:value="1990">
            <text:p>1990</text:p>
          </table:table-cell>
          <table:table-cell office:value-type="string">
            <text:p>YISS</text:p>
          </table:table-cell>
          <table:table-cell office:value-type="string">
            <text:p>서울용산국제학교</text:p>
          </table:table-cell>
          <table:table-cell office:value-type="string">
            <text:p><text:a xlink:href="http://www.yisseoul.org/">http://www.yisseoul.org</text:a> 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office:value-type="string">
            <text:p>2016-2017</text:p>
          </table:table-cell>
          <table:table-cell office:value-type="string">
            <text:p>http://www.yisseoul.org/uploaded/Admissions/1617/Tuition-Financial-Information-Preliminary-20160129-16-17.pdf</text:p>
          </table:table-cell>
          <table:table-cell office:value-type="float" office:value="1850">
            <text:p>1850</text:p>
          </table:table-cell>
          <table:table-cell office:value-type="float" office:value="2400">
            <text:p>2400</text:p>
          </table:table-cell>
          <table:table-cell table:number-columns-repeated="2"/>
          <table:table-cell office:value-type="string">
            <text:p>02-797-5104</text:p>
          </table:table-cell>
          <table:table-cell table:number-columns-repeated="4"/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서초구 양재동</text:p>
          </table:table-cell>
          <table:table-cell office:value-type="float" office:value="2007">
            <text:p>2007</text:p>
          </table:table-cell>
          <table:table-cell office:value-type="string">
            <text:p>RIS</text:p>
          </table:table-cell>
          <table:table-cell office:value-type="string">
            <text:p>레인보우외국인학교</text:p>
          </table:table-cell>
          <table:table-cell office:value-type="string">
            <text:p><text:a xlink:href="http://www.rischool.org/">http://www.rischool.org</text:a> 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02-571-2917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노원구 월계2동</text:p>
          </table:table-cell>
          <table:table-cell office:value-type="float" office:value="2006">
            <text:p>2006</text:p>
          </table:table-cell>
          <table:table-cell office:value-type="string">
            <text:p>APIS</text:p>
          </table:table-cell>
          <table:table-cell office:value-type="string">
            <text:p>아시아퍼시픽국제외국인학교</text:p>
          </table:table-cell>
          <table:table-cell office:value-type="string">
            <text:p><text:a xlink:href="http://www.apis.seoul.kr/">http://www.apis.seoul.kr</text:a> 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string">
            <text:p>02-907-2747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서초구 </text:p>
          </table:table-cell>
          <table:table-cell office:value-type="float" office:value="2010">
            <text:p>2010</text:p>
          </table:table-cell>
          <table:table-cell office:value-type="string">
            <text:p>DCS</text:p>
          </table:table-cell>
          <table:table-cell office:value-type="string">
            <text:p>덜위치칼리지서울영국학교</text:p>
          </table:table-cell>
          <table:table-cell office:value-type="string">
            <text:p><text:a xlink:href="http://www.dulwich-seoul.kr/">http://www.dulwich-seoul.kr/</text:a> 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6"/>
          <table:table-cell office:value-type="string">
            <text:p>02-3015-8517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마포구 상암동</text:p>
          </table:table-cell>
          <table:table-cell office:value-type="float" office:value="2012">
            <text:p>2012</text:p>
          </table:table-cell>
          <table:table-cell office:value-type="string">
            <text:p>DSS</text:p>
          </table:table-cell>
          <table:table-cell office:value-type="string">
            <text:p>서울드와이트외국인학교</text:p>
          </table:table-cell>
          <table:table-cell office:value-type="string">
            <text:p><text:a xlink:href="http://www.dwight.or.kr/">http://www.dwight.or.kr/</text:a> 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string">
            <text:p>02-6920-8600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경기</text:p>
          </table:table-cell>
          <table:table-cell office:value-type="string">
            <text:p>평택시</text:p>
          </table:table-cell>
          <table:table-cell office:value-type="float" office:value="1990">
            <text:p>1990</text:p>
          </table:table-cell>
          <table:table-cell office:value-type="string">
            <text:p>ICS PTA</text:p>
          </table:table-cell>
          <table:table-cell office:value-type="string">
            <text:p>평택크리스천외국인학교</text:p>
          </table:table-cell>
          <table:table-cell office:value-type="string">
            <text:p><text:a xlink:href="http://www.icsptk.org/">http://www.icsptk.org/</text:a> 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string">
            <text:p>031-651-1376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경기</text:p>
          </table:table-cell>
          <table:table-cell office:value-type="string">
            <text:p>성남시 분당구 백현동</text:p>
          </table:table-cell>
          <table:table-cell office:value-type="float" office:value="2006">
            <text:p>2006</text:p>
          </table:table-cell>
          <table:table-cell office:value-type="string">
            <text:p>KIS Pangyo</text:p>
          </table:table-cell>
          <table:table-cell office:value-type="string">
            <text:p>한국외국인학교 판교캠퍼스</text:p>
          </table:table-cell>
          <table:table-cell office:value-type="string">
            <text:p><text:a xlink:href="http://www.kis.kr/">http://www.kis.kr/</text:a> 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string">
            <text:p>031-789-0509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경기</text:p>
          </table:table-cell>
          <table:table-cell office:value-type="string">
            <text:p>의정부시 녹양동</text:p>
          </table:table-cell>
          <table:table-cell office:value-type="float" office:value="1983">
            <text:p>1983</text:p>
          </table:table-cell>
          <table:table-cell office:value-type="string">
            <text:p>ICS UJB</text:p>
          </table:table-cell>
          <table:table-cell office:value-type="string">
            <text:p>국제크리스쳔학교</text:p>
          </table:table-cell>
          <table:table-cell office:value-type="string">
            <text:p><text:a xlink:href="http://www.ics-ujb.org/">http://www.ics-ujb.org</text:a> 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string">
            <text:p>031-855-1277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경기</text:p>
          </table:table-cell>
          <table:table-cell office:value-type="string">
            <text:p>수원시 영통구 영통동</text:p>
          </table:table-cell>
          <table:table-cell office:value-type="float" office:value="2006">
            <text:p>2006</text:p>
          </table:table-cell>
          <table:table-cell office:value-type="string">
            <text:p>GSIS</text:p>
          </table:table-cell>
          <table:table-cell office:value-type="string">
            <text:p>경기수원외국인학교</text:p>
          </table:table-cell>
          <table:table-cell office:value-type="string">
            <text:p><text:a xlink:href="http://www.gsis.sc.kr/">http://www.gsis.sc.kr</text:a> 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string">
            <text:p>031-695-2800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경기</text:p>
          </table:table-cell>
          <table:table-cell office:value-type="string">
            <text:p>성남시 수정구 복정동</text:p>
          </table:table-cell>
          <table:table-cell office:value-type="float" office:value="1973">
            <text:p>1973</text:p>
          </table:table-cell>
          <table:table-cell office:value-type="string">
            <text:p>SIS</text:p>
          </table:table-cell>
          <table:table-cell office:value-type="string">
            <text:p>서울국제학교</text:p>
          </table:table-cell>
          <table:table-cell office:value-type="string">
            <text:p><text:a xlink:href="http://www.siskorea.org/">http://www.siskorea.org</text:a> 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string">
            <text:p>031-750-1200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인천</text:p>
          </table:table-cell>
          <table:table-cell office:value-type="string">
            <text:p>인천 서구 경서동</text:p>
          </table:table-cell>
          <table:table-cell office:value-type="float" office:value="2011">
            <text:p>2011</text:p>
          </table:table-cell>
          <table:table-cell office:value-type="string">
            <text:p>CDS</text:p>
          </table:table-cell>
          <table:table-cell office:value-type="string">
            <text:p>청라달튼외국인학교</text:p>
          </table:table-cell>
          <table:table-cell office:value-type="string">
            <text:p><text:a xlink:href="http://daltonschool.kr/">http://daltonschool.kr</text:a> 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http://daltonschool.kr/homeeng/02admission/0203admission.html</text:p>
          </table:table-cell>
          <table:table-cell office:value-type="float" office:value="1600">
            <text:p>1600</text:p>
          </table:table-cell>
          <table:table-cell office:value-type="float" office:value="5500">
            <text:p>5500</text:p>
          </table:table-cell>
          <table:table-cell table:number-columns-repeated="2"/>
          <table:table-cell office:value-type="string">
            <text:p>032-563-0523</text:p>
          </table:table-cell>
          <table:table-cell office:value-type="string">
            <text:p>둘째부터 30% discount</text:p>
          </table:table-cell>
          <table:table-cell table:number-columns-repeated="5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부산</text:p>
          </table:table-cell>
          <table:table-cell office:value-type="string">
            <text:p>해운대구 좌동</text:p>
          </table:table-cell>
          <table:table-cell office:value-type="float" office:value="1996">
            <text:p>1996</text:p>
          </table:table-cell>
          <table:table-cell office:value-type="string">
            <text:p>BFS</text:p>
          </table:table-cell>
          <table:table-cell office:value-type="string">
            <text:p>부산외국인학교</text:p>
          </table:table-cell>
          <table:table-cell office:value-type="string">
            <text:p><text:a xlink:href="http://www.busanforeignschool.org/">http://www.busanforeignschool.org</text:a> 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string">
            <text:p>051-747-7199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부산</text:p>
          </table:table-cell>
          <table:table-cell office:value-type="string">
            <text:p>해운대구 중2동</text:p>
          </table:table-cell>
          <table:table-cell office:value-type="float" office:value="1983">
            <text:p>1983</text:p>
          </table:table-cell>
          <table:table-cell office:value-type="string">
            <text:p>BIFS</text:p>
          </table:table-cell>
          <table:table-cell office:value-type="string">
            <text:p>부산국제외국인학교</text:p>
          </table:table-cell>
          <table:table-cell office:value-type="string">
            <text:p><text:a xlink:href="http://www.bifskorea.org/">http://www.bifskorea.org</text:a> 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string">
            <text:p>051-742-3332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광주</text:p>
          </table:table-cell>
          <table:table-cell office:value-type="string">
            <text:p>북구 양산</text:p>
          </table:table-cell>
          <table:table-cell office:value-type="float" office:value="1999">
            <text:p>1999</text:p>
          </table:table-cell>
          <table:table-cell office:value-type="string">
            <text:p>KFS</text:p>
          </table:table-cell>
          <table:table-cell office:value-type="string">
            <text:p>광주외국인학교</text:p>
          </table:table-cell>
          <table:table-cell office:value-type="string">
            <text:p><text:a xlink:href="http://www.kwangjuforeignschool.org/">http://www.kwangjuforeignschool.org</text:a> 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string">
            <text:p>062-575-0900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대전</text:p>
          </table:table-cell>
          <table:table-cell office:value-type="string">
            <text:p>대덕구 오정동</text:p>
          </table:table-cell>
          <table:table-cell office:value-type="float" office:value="1958">
            <text:p>1958</text:p>
          </table:table-cell>
          <table:table-cell office:value-type="string">
            <text:p>TCIS</text:p>
          </table:table-cell>
          <table:table-cell office:value-type="string">
            <text:p>대전외국인학교</text:p>
          </table:table-cell>
          <table:table-cell office:value-type="string">
            <text:p><text:a xlink:href="http://www.tcis.or.kr/">http://www.tcis.or.kr</text:a> 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string">
            <text:p>042-633-3663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울산</text:p>
          </table:table-cell>
          <table:table-cell office:value-type="string">
            <text:p>동구 서부동</text:p>
          </table:table-cell>
          <table:table-cell office:value-type="float" office:value="1982">
            <text:p>1982</text:p>
          </table:table-cell>
          <table:table-cell office:value-type="string">
            <text:p>HFS</text:p>
          </table:table-cell>
          <table:table-cell office:value-type="string">
            <text:p>현대외국인학교</text:p>
          </table:table-cell>
          <table:table-cell office:value-type="string">
            <text:p><text:a xlink:href="http://hyundaiforeignschool.com/">http://hyundaiforeignschool.com</text:a> 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2016-2017</text:p>
          </table:table-cell>
          <table:table-cell office:value-type="string">
            <text:p><text:a xlink:href="http://www.hyundaiforeignschool.com/_/school-fees-payments/">http://www.hyundaiforeignschool.com/_/school-fees-payments/</text:a> 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52-250-2851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경남</text:p>
          </table:table-cell>
          <table:table-cell office:value-type="string">
            <text:p>거제시 옥포1동</text:p>
          </table:table-cell>
          <table:table-cell office:value-type="float" office:value="2002">
            <text:p>2002</text:p>
          </table:table-cell>
          <table:table-cell office:value-type="string">
            <text:p>OIS</text:p>
          </table:table-cell>
          <table:table-cell office:value-type="string">
            <text:p>거제국제외국인학교</text:p>
          </table:table-cell>
          <table:table-cell office:value-type="string">
            <text:p><text:a xlink:href="http://www.iskoje.org/">http://www.iskoje.org/</text:a> 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office:value-type="string">
            <text:p>2016-2017</text:p>
          </table:table-cell>
          <table:table-cell office:value-type="string">
            <text:p><text:a xlink:href="http://www.iskoje.org/2016-2017-admissions-information--fees.html">http://www.iskoje.org/2016-2017-admissions-information--fees.html</text:a> </text:p>
          </table:table-cell>
          <table:table-cell office:value-type="float" office:value="1752">
            <text:p>1752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string">
            <text:p>055-687-3283</text:p>
          </table:table-cell>
          <table:table-cell table:number-columns-repeated="6"/>
        </table:table-row>
        <table:table-row table:style-name="ro1">
          <table:table-cell office:value-type="string">
            <text:p>외국인학교 - 영어</text:p>
          </table:table-cell>
          <table:table-cell office:value-type="string">
            <text:p>영어</text:p>
          </table:table-cell>
          <table:table-cell office:value-type="string">
            <text:p>경남</text:p>
          </table:table-cell>
          <table:table-cell office:value-type="string">
            <text:p>사천시 사남면 월성리</text:p>
          </table:table-cell>
          <table:table-cell office:value-type="float" office:value="2003">
            <text:p>2003</text:p>
          </table:table-cell>
          <table:table-cell office:value-type="string">
            <text:p>GIFS</text:p>
          </table:table-cell>
          <table:table-cell office:value-type="string">
            <text:p>경남국제외국인학교</text:p>
          </table:table-cell>
          <table:table-cell office:value-type="string">
            <text:p><text:a xlink:href="http://www.gifs.or.kr/">http://www.gifs.or.kr</text:a> 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2016-2017</text:p>
          </table:table-cell>
          <table:table-cell office:value-type="string">
            <text:p><text:a xlink:href="http://gifs.or.kr/admissions/school-fees/">http://gifs.or.kr/admissions/school-fees/</text:a> </text:p>
          </table:table-cell>
          <table:table-cell office:value-type="float" office:value="1900">
            <text:p>1900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string">
            <text:p>055-853-5125</text:p>
          </table:table-cell>
          <table:table-cell table:number-columns-repeated="6"/>
        </table:table-row>
        <table:table-row table:style-name="ro1">
          <table:table-cell office:value-type="string">
            <text:p>외국교육기관(유·초·중등) </text:p>
          </table:table-cell>
          <table:table-cell office:value-type="string">
            <text:p>영어</text:p>
          </table:table-cell>
          <table:table-cell office:value-type="string">
            <text:p>인천</text:p>
          </table:table-cell>
          <table:table-cell office:value-type="string">
            <text:p>인천시 영서구 송도동</text:p>
          </table:table-cell>
          <table:table-cell office:value-type="float" office:value="2010">
            <text:p>2010</text:p>
          </table:table-cell>
          <table:table-cell office:value-type="string">
            <text:p>CI</text:p>
          </table:table-cell>
          <table:table-cell office:value-type="string">
            <text:p>채드윅송도국제학교</text:p>
          </table:table-cell>
          <table:table-cell office:value-type="string">
            <text:p><text:a xlink:href="http://www.chadwickinternational.org/">http://www.chadwickinternational.org</text:a> 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2016-2017</text:p>
          </table:table-cell>
          <table:table-cell office:value-type="string">
            <text:p><text:a xlink:href="http://www.chadwickinternational.org/connect/families/tuition-fees">http://www.chadwickinternational.org/connect/families/tuition-fees</text:a> </text:p>
          </table:table-cell>
          <table:table-cell office:value-type="float" office:value="3430">
            <text:p>34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32-250-5000</text:p>
          </table:table-cell>
          <table:table-cell table:number-columns-repeated="6"/>
        </table:table-row>
        <table:table-row table:style-name="ro1">
          <table:table-cell office:value-type="string">
            <text:p>외국교육기관(유·초·중등) </text:p>
          </table:table-cell>
          <table:table-cell office:value-type="string">
            <text:p>영어</text:p>
          </table:table-cell>
          <table:table-cell office:value-type="string">
            <text:p>대구</text:p>
          </table:table-cell>
          <table:table-cell office:value-type="string">
            <text:p>동구 봉무동</text:p>
          </table:table-cell>
          <table:table-cell office:value-type="float" office:value="2010">
            <text:p>2010</text:p>
          </table:table-cell>
          <table:table-cell office:value-type="string">
            <text:p>DIS</text:p>
          </table:table-cell>
          <table:table-cell office:value-type="string">
            <text:p>대구국제학교</text:p>
          </table:table-cell>
          <table:table-cell office:value-type="string">
            <text:p><text:a xlink:href="http://www.dis.sc.kr/">http://www.dis.sc.kr/</text:a> </text:p>
          </table:table-cell>
          <table:table-cell office:value-type="float" office:value="0.5">
            <text:p>0.5</text:p>
          </table:table-cell>
          <table:table-cell office:value-type="float" office:value="11">
            <text:p>11</text:p>
          </table:table-cell>
          <table:table-cell office:value-type="string">
            <text:p>2016-2017</text:p>
          </table:table-cell>
          <table:table-cell office:value-type="string">
            <text:p><text:a xlink:href="http://www.dis.sc.kr/03_admissions/(0224-web%20final-ENG)%20Tuition_Fees_SY%202016-17.pdf">http://www.dis.sc.kr/03_admissions/(0224-web%20final-ENG)%20Tuition_Fees_SY%202016-17.pdf</text:a> 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53-980-2100</text:p>
          </table:table-cell>
          <table:table-cell table:number-columns-repeated="6"/>
        </table:table-row>
        <table:table-row table:style-name="ro1">
          <table:table-cell office:value-type="string">
            <text:p>제주국제학교</text:p>
          </table:table-cell>
          <table:table-cell office:value-type="string">
            <text:p>영어</text:p>
          </table:table-cell>
          <table:table-cell office:value-type="string">
            <text:p>제주</text:p>
          </table:table-cell>
          <table:table-cell office:value-type="string">
            <text:p>서귀포시 대정읍</text:p>
          </table:table-cell>
          <table:table-cell office:value-type="float" office:value="2011">
            <text:p>2011</text:p>
          </table:table-cell>
          <table:table-cell office:value-type="string">
            <text:p>KIS Jeju</text:p>
          </table:table-cell>
          <table:table-cell office:value-type="string">
            <text:p>한국국제학교 제주캠퍼스</text:p>
          </table:table-cell>
          <table:table-cell office:value-type="string">
            <text:p><text:a xlink:href="http://www.kis.ac/">http://www.kis.ac/</text:a> 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2016-2017</text:p>
          </table:table-cell>
          <table:table-cell office:value-type="string">
            <text:p><text:a xlink:href="http://kis.ac/admissions3">http://kis.ac/admissions3</text:a> </text:p>
          </table:table-cell>
          <table:table-cell table:formula="of:=636*2" office:value-type="float" office:value="1272">
            <text:p>1272</text:p>
          </table:table-cell>
          <table:table-cell table:formula="of:=3336*2" office:value-type="float" office:value="6672">
            <text:p>6672</text:p>
          </table:table-cell>
          <table:table-cell table:number-columns-repeated="2"/>
          <table:table-cell office:value-type="string">
            <text:p>064-741-0509</text:p>
          </table:table-cell>
          <table:table-cell office:value-type="string">
            <text:p>?</text:p>
          </table:table-cell>
          <table:table-cell office:value-type="string">
            <text:p>공립</text:p>
          </table:table-cell>
          <table:table-cell table:number-columns-repeated="3"/>
          <table:table-cell office:value-type="string">
            <text:p>TRUE</text:p>
          </table:table-cell>
        </table:table-row>
        <table:table-row table:style-name="ro1">
          <table:table-cell office:value-type="string">
            <text:p>제주국제학교</text:p>
          </table:table-cell>
          <table:table-cell office:value-type="string">
            <text:p>영어</text:p>
          </table:table-cell>
          <table:table-cell office:value-type="string">
            <text:p>제주</text:p>
          </table:table-cell>
          <table:table-cell office:value-type="string">
            <text:p>서귀포시 대정읍</text:p>
          </table:table-cell>
          <table:table-cell office:value-type="float" office:value="2011">
            <text:p>2011</text:p>
          </table:table-cell>
          <table:table-cell office:value-type="string">
            <text:p>NLCS Jeju</text:p>
          </table:table-cell>
          <table:table-cell office:value-type="string">
            <text:p>노스런던컬리지에잇스쿨 제주</text:p>
          </table:table-cell>
          <table:table-cell office:value-type="string">
            <text:p><text:a xlink:href="http://www.nlcsjeju.co.kr/">http://www.nlcsjeju.co.kr</text:a> 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2015-2016</text:p>
          </table:table-cell>
          <table:table-cell office:value-type="string">
            <text:p><text:a xlink:href="http://www.nlcsjeju.co.kr/userfiles/nlcsjejumvc/pdfs/admissions/NLCS_Jeju_Fee%20Structure_2015-16_ENG.pdf">http://www.nlcsjeju.co.kr/userfiles/nlcsjejumvc/pdfs/admissions/NLCS_Jeju_Fee%20Structure_2015-16_ENG.pdf</text:a> </text:p>
          </table:table-cell>
          <table:table-cell office:value-type="float" office:value="1677">
            <text:p>1677</text:p>
          </table:table-cell>
          <table:table-cell office:value-type="float" office:value="9721">
            <text:p>9721</text:p>
          </table:table-cell>
          <table:table-cell/>
          <table:table-cell office:value-type="string">
            <text:p>admissions@nlcsjeju.kr</text:p>
          </table:table-cell>
          <table:table-cell office:value-type="string">
            <text:p>064-793-8004</text:p>
          </table:table-cell>
          <table:table-cell office:value-type="string">
            <text:p>Reception-Y5: Capital Fee(300만원, 1회)에서 100만원 discount, Y6-Y13: 기숙사비 6% discount</text:p>
          </table:table-cell>
          <table:table-cell office:value-type="string">
            <text:p>사립</text:p>
          </table:table-cell>
          <table:table-cell table:number-columns-repeated="3"/>
          <table:table-cell office:value-type="string">
            <text:p>TRUE</text:p>
          </table:table-cell>
        </table:table-row>
        <table:table-row table:style-name="ro1">
          <table:table-cell office:value-type="string">
            <text:p>제주국제학교</text:p>
          </table:table-cell>
          <table:table-cell office:value-type="string">
            <text:p>영어</text:p>
          </table:table-cell>
          <table:table-cell office:value-type="string">
            <text:p>제주</text:p>
          </table:table-cell>
          <table:table-cell office:value-type="string">
            <text:p>서귀포시 대정읍</text:p>
          </table:table-cell>
          <table:table-cell office:value-type="float" office:value="2012">
            <text:p>2012</text:p>
          </table:table-cell>
          <table:table-cell office:value-type="string">
            <text:p>BHA</text:p>
          </table:table-cell>
          <table:table-cell office:value-type="string">
            <text:p>브랭섬홀 아시아</text:p>
          </table:table-cell>
          <table:table-cell office:value-type="string">
            <text:p><text:a xlink:href="http://branksome.asia/">http://branksome.asia</text:a> 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2016-2017</text:p>
          </table:table-cell>
          <table:table-cell office:value-type="string">
            <text:p><text:a xlink:href="http://www.branksome.asia/admissions/our-criteria">http://www.branksome.asia/admissions/our-criteria</text:a> </text:p>
          </table:table-cell>
          <table:table-cell office:value-type="float" office:value="1673">
            <text:p>1673</text:p>
          </table:table-cell>
          <table:table-cell office:value-type="float" office:value="10890">
            <text:p>10890</text:p>
          </table:table-cell>
          <table:table-cell table:number-columns-repeated="2"/>
          <table:table-cell office:value-type="string">
            <text:p>02-6456-8405</text:p>
          </table:table-cell>
          <table:table-cell office:value-type="string">
            <text:p>둘째 100만원 discount, 셋째부터 3% discount</text:p>
          </table:table-cell>
          <table:table-cell office:value-type="string">
            <text:p>사립</text:p>
          </table:table-cell>
          <table:table-cell/>
          <table:table-cell office:value-type="string">
            <text:p>여학교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국제중학교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광진구 중곡동</text:p>
          </table:table-cell>
          <table:table-cell office:value-type="float" office:value="1977">
            <text:p>1977</text:p>
          </table:table-cell>
          <table:table-cell office:value-type="string">
            <text:p>DIS</text:p>
          </table:table-cell>
          <table:table-cell office:value-type="string">
            <text:p>대원국제중학교</text:p>
          </table:table-cell>
          <table:table-cell office:value-type="string">
            <text:p><text:a xlink:href="http://www.daewon.ms.kr/">http://www.daewon.ms.kr</text:a> 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string">
            <text:p>02-2204-1592</text:p>
          </table:table-cell>
          <table:table-cell/>
          <table:table-cell office:value-type="string">
            <text:p>공립</text:p>
          </table:table-cell>
          <table:table-cell office:value-type="string">
            <text:p>제한없음</text:p>
          </table:table-cell>
          <table:table-cell table:number-columns-repeated="3"/>
        </table:table-row>
        <table:table-row table:style-name="ro1">
          <table:table-cell office:value-type="string">
            <text:p>국제중학교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강북구 도봉로</text:p>
          </table:table-cell>
          <table:table-cell office:value-type="float" office:value="1965">
            <text:p>1965</text:p>
          </table:table-cell>
          <table:table-cell office:value-type="string">
            <text:p>YHIMS</text:p>
          </table:table-cell>
          <table:table-cell office:value-type="string">
            <text:p>영훈국제중학교</text:p>
          </table:table-cell>
          <table:table-cell office:value-type="string">
            <text:p><text:a xlink:href="http://www.younghoon.ms.kr/">http://www.younghoon.ms.kr</text:a> 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string">
            <text:p>02-988-2132</text:p>
          </table:table-cell>
          <table:table-cell/>
          <table:table-cell office:value-type="string">
            <text:p>공립</text:p>
          </table:table-cell>
          <table:table-cell office:value-type="string">
            <text:p>제한없음</text:p>
          </table:table-cell>
          <table:table-cell table:number-columns-repeated="3"/>
        </table:table-row>
        <table:table-row table:style-name="ro1">
          <table:table-cell office:value-type="string">
            <text:p>국제중학교</text:p>
          </table:table-cell>
          <table:table-cell office:value-type="string">
            <text:p>영어</text:p>
          </table:table-cell>
          <table:table-cell office:value-type="string">
            <text:p>경기</text:p>
          </table:table-cell>
          <table:table-cell office:value-type="string">
            <text:p>가평군 설악면</text:p>
          </table:table-cell>
          <table:table-cell office:value-type="float" office:value="2006">
            <text:p>2006</text:p>
          </table:table-cell>
          <table:table-cell office:value-type="string">
            <text:p>CIA</text:p>
          </table:table-cell>
          <table:table-cell office:value-type="string">
            <text:p>청심국제중학교</text:p>
          </table:table-cell>
          <table:table-cell office:value-type="string">
            <text:p><text:a xlink:href="http://www.csia.hs.kr/">http://www.csia.hs.kr</text:a> 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string">
            <text:p>031-589-8900</text:p>
          </table:table-cell>
          <table:table-cell/>
          <table:table-cell office:value-type="string">
            <text:p>공립</text:p>
          </table:table-cell>
          <table:table-cell office:value-type="string">
            <text:p>제한없음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2016-07-22</text:date>, <text:time>00:2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document-statistic meta:table-count="1" meta:cell-count="449" meta:object-count="0"/>
  </office:meta>
</office:document-meta>
</file>